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7.752cm" fo:margin-right="0cm" fo:text-align="start" style:justify-single-word="false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31467288" text:style-name="L1">
        <text:list-item>
          <text:p text:style-name="P10">Новые команды логики ГК и КАУ</text:p>
        </text:list-item>
      </text:list>
      <text:p text:style-name="P2"/>
      <text:p text:style-name="P1"><text:span text:style-name="T2"><text:tab/></text:span><text:span text:style-name="T1">_</text:span><text:span text:style-name="T5">GETDAT<text:tab/>i</text:span><text:span text:style-name="T1">, <text:s/></text:span><text:span text:style-name="T5">N </text:span><text:span text:style-name="T4"><text:tab/>i-</text:span><text:span text:style-name="T2">ое слово компонента </text:span><text:span text:style-name="T4">N </text:span><text:span text:style-name="T2">положить в стек (код - 7)</text:span></text:p>
      <text:p text:style-name="P2">0 — 1 адрес описателя компонента</text:p>
      <text:p text:style-name="P2">2 — 3 заводской номер компонента</text:p>
      <text:p text:style-name="P2">4 — 5 <text:s/>словосостояние <text:s/>компонента</text:p>
      <text:p text:style-name="P2">6 — 14 измерения компонента</text:p>
      <text:p text:style-name="P2">15 — связь с компонентом</text:p>
      <text:p text:style-name="P1"><text:span text:style-name="T2"><text:tab/></text:span><text:span text:style-name="T1">_</text:span><text:span text:style-name="T5">EXIT</text:span><text:span text:style-name="T4"> </text:span><text:span text:style-name="T2">(код — 28)(не затрагивает стек)</text:span></text:p>
      <text:p text:style-name="P6"/>
      <text:p text:style-name="P1"><text:span text:style-name="T4"><text:tab/></text:span><text:span text:style-name="T5">_BR<text:tab/></text:span><text:span text:style-name="T1">условие, число команд логики </text:span><text:span text:style-name="T2">(+число - пропустить вперед, -число - назад) (код - 29)</text:span></text:p>
      <text:p text:style-name="P2">условие:</text:p>
      <text:p text:style-name="P1"><text:span text:style-name="T2"><text:tab/></text:span><text:span text:style-name="T4">NOP - <text:s/></text:span><text:span text:style-name="T2">безусловный переход(не затрагивает стек) (код - 0)</text:span></text:p>
      <text:p text:style-name="P1"><text:span text:style-name="T2"><text:tab/></text:span><text:span text:style-name="T4">EQ – </text:span><text:span text:style-name="T2">переход, если 0 (берет из стека значение и сравнивает с 0)(код - 1)</text:span></text:p>
      <text:p text:style-name="P1"><text:span text:style-name="T2"><text:tab/></text:span><text:span text:style-name="T4">NE – </text:span><text:span text:style-name="T2">переход, если не 0 (берет из стека значение и сравнивает с 0)(код — 2)</text:span></text:p>
      <text:p text:style-name="P1"><text:span text:style-name="T2">!!!</text:span></text:p>
      <text:p text:style-name="P1"><text:span text:style-name="T2">-3 -</text:span></text:p>
      <text:p text:style-name="P2">-2 — предыдущая</text:p>
      <text:p text:style-name="P2">-1 — команда <text:span text:style-name="T6">BR</text:span></text:p>
      <text:p text:style-name="P6">0 – <text:span text:style-name="T9">выполняется следующая команда</text:span></text:p>
      <text:p text:style-name="P6"><text:span text:style-name="T9">1 -</text:span></text:p>
      <text:p text:style-name="P6"><text:span text:style-name="T9"/></text:p>
      <text:p text:style-name="P1"><text:span text:style-name="T2"><text:tab/></text:span><text:span text:style-name="T1">_</text:span><text:span text:style-name="T5">ACS<text:tab/></text:span><text:span text:style-name="T1">уровень доступа, НАБОРНИК </text:span><text:span text:style-name="T2">(код — 27) </text:span><text:span text:style-name="T3">(!!! ТОЛЬКО на ГК)</text:span></text:p>
      <text:p text:style-name="P2">уровень доступа — число 0-255</text:p>
      <text:p text:style-name="P2">Если пароль, набранный на <text:s/>НАБОРНИКЕ, среди разрешенных паролей и уровень доступа пользователя(обладателя этого пароля) не ниже разрешенного уровня, в стек заносится 1(разрешение доступа), иначе 0(запрет).</text:p>
      <text:p text:style-name="P2"/>
      <text:p text:style-name="P1"><text:span text:style-name="T2"><text:tab/></text:span><text:span text:style-name="T1">_</text:span><text:span text:style-name="T5">KOD<text:tab/></text:span><text:span text:style-name="T1">НАБОРНИК</text:span><text:span text:style-name="T2">(код — 26)</text:span></text:p>
      <text:p text:style-name="P2">Занести в стек <text:s/>пароль, набранный на <text:s/>НАБОРНИКЕ.(Глубина стека увеличивается на 2)</text:p>
      <text:p text:style-name="P2"/>
      <text:p text:style-name="P1"><text:span text:style-name="T2"><text:tab/></text:span><text:span text:style-name="T5">_DCMP</text:span><text:span text:style-name="T1"> <text:s/>условие</text:span><text:span text:style-name="T2">(код — 2</text:span><text:span text:style-name="T4">5</text:span><text:span text:style-name="T2">) (сравнение 32-разрядных чисел)</text:span></text:p>
      <text:p text:style-name="P2">Берет из стека 1 число (глубина стека уменьшается на 2), затем 2-е ( глубина стека уменьшается на 2), сравнивает, записывает результат операции (0 или 1) <text:s/>в стек.</text:p>
      <text:p text:style-name="P2">условие:</text:p>
      <text:p text:style-name="P1"><text:span text:style-name="T2"><text:tab/></text:span><text:span text:style-name="T4">EQ – </text:span><text:span text:style-name="T2">1 в стек, если ==, иначе 0(код - 1)</text:span></text:p>
      <text:p text:style-name="P1"><text:span text:style-name="T2"><text:tab/></text:span><text:span text:style-name="T4">NE – </text:span><text:span text:style-name="T2">1 в стек, есди не ==, иначе 0 (код - 2)</text:span></text:p>
      <text:p text:style-name="P2"/>
      <text:p text:style-name="P1"><text:span text:style-name="T2"><text:tab/></text:span><text:span text:style-name="T1">_</text:span><text:span text:style-name="T5">CMPKOD </text:span><text:span text:style-name="T1">условие, КОД </text:span><text:span text:style-name="T2">(код — 24)</text:span></text:p>
      <text:p text:style-name="P2">Берет из стека пароль (глубина стека уменьшается на 2), сравнивает с кодом, записанным в компонент КОД, записывает результат операции (0 или 1) <text:s/>в стек.</text:p>
      <text:p text:style-name="P2">условие:</text:p>
      <text:p text:style-name="P1"><text:span text:style-name="T2"><text:tab/></text:span><text:span text:style-name="T4">EQ – </text:span><text:span text:style-name="T2">1 в стек, если ==, иначе 0(код - 1)</text:span></text:p>
      <text:p text:style-name="P1"><text:span text:style-name="T2"><text:tab/></text:span><text:span text:style-name="T4">NE – </text:span><text:span text:style-name="T2">1 в стек, есди не ==, иначе 0 (код — 2)</text:span></text:p>
      <text:p text:style-name="P2"/>
      <text:list xml:id="list31488475" text:style-name="L2">
        <text:list-item>
          <text:p text:style-name="P11">Новые компоненты ГК</text:p>
        </text:list-item>
      </text:list>
      <text:p text:style-name="P2"><text:tab/></text:p>
      <text:p text:style-name="P3">Охранная ЗОНА<text:span text:style-name="T6">(108)</text:span></text:p>
      <text:p text:style-name="P2"><text:tab/>Режимы работы — Автоматика, Ручное, Отключение (как у исполнительных механизмов)</text:p>
      <text:p text:style-name="P2"><text:soft-page-break/><text:tab/>Тревога (бит 2) (от сработки любого из охранных датчиков, залипание как у пожарной зоны)</text:p>
      <text:p text:style-name="P2"><text:tab/>Неисправность</text:p>
      <text:p text:style-name="P2"><text:tab/>Состояние — Включено(На Охране), Выключено(Снята с охраны), Включается(Поставится на охрану по истечению задержки на включение)</text:p>
      <text:p text:style-name="P2"><text:tab/>Команды — Автоматические и ручные ВКЛЮЧИТЬ, ВКЛЮЧИТЬ НЕМЕДЛЕННО, ВЫКЛЮЧИТЬ и СБРОС(тревоги, как сброс пожара у пожарной зоны)</text:p>
      <text:p text:style-name="P2"><text:tab/>Параметры:</text:p>
      <text:p text:style-name="P2">0 — задержка на включение в сек (0 — 65535)</text:p>
      <text:p text:style-name="P2"/>
      <text:p text:style-name="P3">КОД<text:span text:style-name="T6">(109)</text:span></text:p>
      <text:p text:style-name="P4"><text:tab/>Глобальное состояние <text:s/>равно 1(Работа)</text:p>
      <text:p text:style-name="P4"><text:tab/>Не учавствует в связях логики.</text:p>
      <text:p text:style-name="P4"><text:tab/>Не управляется</text:p>
      <text:p text:style-name="P4"><text:tab/>Параметры:</text:p>
      <text:p text:style-name="P4">0 — мл слово кода</text:p>
      <text:p text:style-name="P4">1 — ст слово кода</text:p>
      <text:p text:style-name="P4"/>
      <text:list xml:id="list31554443" text:style-name="L3">
        <text:list-item>
          <text:list>
            <text:list-item>
              <text:list>
                <text:list-item>
                  <text:p text:style-name="P14"><text:span text:style-name="T10">Новые компоненты КАУ</text:span></text:p>
                </text:list-item>
              </text:list>
            </text:list-item>
          </text:list>
        </text:list-item>
      </text:list>
      <text:p text:style-name="P4"><text:span text:style-name="T10"><text:s/>ОхЗОНА</text:span><text:span text:style-name="T7">(108)</text:span></text:p>
      <text:p text:style-name="P15"><text:span text:style-name="T8">КОД(109)</text:span></text:p>
      <text:p text:style-name="P15"><text:span text:style-name="T11">ПИМ(107)</text:span></text:p>
      <text:p text:style-name="P15"><text:span text:style-name="T11">НПЗ(106)</text:span><text:span text:style-name="T12"><text:tab/></text:span></text:p>
      <text:p text:style-name="P7"/>
      <text:p text:style-name="P7">Доступ</text:p>
      <text:p text:style-name="P8">Система доступа рассчитана на 65536 пользователей.</text:p>
      <text:p text:style-name="P8"/>
      <text:p text:style-name="P8">Формат учетной записи:</text:p>
      <text:p text:style-name="P8">0 -1 байт — порядковый номер с 1</text:p>
      <text:p text:style-name="P8">2 — статус:</text:p>
      <text:p text:style-name="P9"><text:tab/>1 — оператор, 2 — администратор, 3 — инсталлятор, 4 — изготовитель (ПОЖАРКА)</text:p>
      <text:p text:style-name="P9"><text:tab/>0 — сотрудник, 1 — оператор, 2 — администратор, 3 — инсталлятор, 4 — изготовитель (ОХРАНКА)</text:p>
      <text:p text:style-name="P8">3 — блокировка: 0 — действующий пароль, 1 — заблокирован</text:p>
      <text:p text:style-name="P8">4 -35 — ФИО(32 пробела — недопустимое имя)</text:p>
      <text:p text:style-name="P8">36-39 — пароль(единственный среди действующих, 0 — недопустимый пароль)</text:p>
      <text:p text:style-name="P8">40 — уровень доступа (0-255, 255 — наивысший)</text:p>
      <text:p text:style-name="P8">41- 255 — резерв</text:p>
      <text:p text:style-name="P8"/>
      <text:p text:style-name="P8">Новые команды </text:p>
      <text:p text:style-name="P8">24 — чтение учетной записи</text:p>
      <text:p text:style-name="P8"><text:tab/>Данные в запросе— порядковый номер</text:p>
      <text:p text:style-name="P8"><text:tab/>Данные в ответе: </text:p>
      <text:p text:style-name="P8"><text:tab/><text:tab/>нет данных — нет такой записи</text:p>
      <text:p text:style-name="P8"><text:tab/><text:tab/>256 байт - запись</text:p>
      <text:p text:style-name="P8">25 — новый пользователь</text:p>
      <text:p text:style-name="P8"><text:tab/>Данные в запросе— 256 байт — запись(Поле — порядковый номер не имеет значения, </text:p>
      <text:p text:style-name="P8"><text:tab/>запись получит номер следующий по порядку)</text:p>
      <text:p text:style-name="P8"><text:tab/>Данные в ответе: </text:p>
      <text:p text:style-name="P8"><text:tab/><text:tab/>нет данных — операция выполнена</text:p>
      <text:p text:style-name="P8"><text:tab/><text:tab/>256 байт — запись(эхо)( операция не выполнена)</text:p>
      <text:p text:style-name="P8"><text:soft-page-break/><text:tab/>Возможные причины:</text:p>
      <text:p text:style-name="P8"><text:tab/>Пароль нулевой</text:p>
      <text:p text:style-name="P8"><text:tab/>Пароль существует среди действующих</text:p>
      <text:p text:style-name="P8"><text:tab/>Имя пустое (32 пробела)</text:p>
      <text:p text:style-name="P8"><text:tab/>Пользователей 65536</text:p>
      <text:p text:style-name="P9"><text:tab/>Недопустимый статус</text:p>
      <text:p text:style-name="P8">26 — редактирование учетной записи пользователя</text:p>
      <text:p text:style-name="P8"><text:tab/>Данные в запросе— 256 байт — запись</text:p>
      <text:p text:style-name="P8"><text:tab/>Данные в ответе: </text:p>
      <text:p text:style-name="P8"><text:tab/><text:tab/>нет данных — операция выполнена</text:p>
      <text:p text:style-name="P8"><text:tab/><text:tab/>256 байт — запись(эхо)( операция не выполнена)</text:p>
      <text:p text:style-name="P8"><text:tab/>Возможные причины:</text:p>
      <text:p text:style-name="P8"><text:tab/>Пароль нулевой</text:p>
      <text:p text:style-name="P8"><text:tab/>Пароль существует среди действующих</text:p>
      <text:p text:style-name="P8"><text:tab/>Имя пустое (32 пробела)</text:p>
      <text:p text:style-name="P9"><text:tab/>Недопустимый статус</text:p>
      <text:p text:style-name="P9"/>
      <text:p text:style-name="P8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4:11:56.03</meta:creation-date>
    <meta:print-date>2014-07-03T17:48:24.91</meta:print-date>
    <dc:date>2014-07-11T11:40:27.14</dc:date>
    <meta:editing-duration>PT1H59M54S</meta:editing-duration>
    <meta:editing-cycles>6</meta:editing-cycles>
    <meta:generator>LibreOffice/3.4$Win32 LibreOffice_project/340m1$Build-402</meta:generator>
    <meta:document-statistic meta:table-count="0" meta:image-count="0" meta:object-count="0" meta:page-count="3" meta:paragraph-count="97" meta:word-count="611" meta:character-count="3717" meta:non-whitespace-character-count="3127"/>
  </office:meta>
</office:document-meta>
</file>